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1"/>DATOS CRITICOS APPYBEE PARA PROGRAMAR.</text:p>
      <text:p text:style-name="Standard"/>
      <text:p text:style-name="Standard">Temperatura optima de vida: 35º</text:p>
      <text:p text:style-name="Standard">Temperatura anómola: 23º</text:p>
      <text:p text:style-name="Standard">Temparatura crítica: 17º</text:p>
      <text:p text:style-name="Standard"/>
      <text:p text:style-name="Standard">Vespa Velutina intolerancia de temparatura 40º</text:p>
      <text:p text:style-name="Standard"/>
      <text:p text:style-name="Standard">Humedad optima de vida: &gt;(60) <text:s/>&amp;&amp; <text:s/>&lt;(70)</text:p>
      <text:p text:style-name="Standard"/>
      <text:p text:style-name="Standard">Regla de Farrar <text:s/>sobre salud en función del número de individuos</text:p>
      <text:p text:style-name="Standard"/>
      <text:p text:style-name="Standard">&lt;20.000 mal apunto de morir</text:p>
      <text:p text:style-name="Standard"/>
      <text:p text:style-name="Standard">&gt;20-000 <text:s/>y &lt;35.000 normal sana</text:p>
      <text:p text:style-name="Standard"/>
      <text:p text:style-name="Standard">&gt;35.000 fuerte</text:p>
      <text:p text:style-name="Standard"/>
      <text:p text:style-name="Standard">Peso colmena individuos: salud</text:p>
      <text:p text:style-name="Standard">1kgr muerte</text:p>
      <text:p text:style-name="Standard">2kgr mal</text:p>
      <text:p text:style-name="Standard">3kgr sana</text:p>
      <text:p text:style-name="Standard">4kgr fuerte</text:p>
      <text:p text:style-name="Standard">5kgr superfuerte</text:p>
      <text:p text:style-name="Standard"/>
      <text:p text:style-name="Standard">vida abeja normal: 90 dias</text:p>
      <text:p text:style-name="Standard">vida abjea enferma: 55 dias.</text:p>
      <text:p text:style-name="Standard">Vida reina: 5 años.</text:p>
      <text:p text:style-name="Standard">Distancia de pecoreo: diametro 3km</text:p>
      <text:p text:style-name="Standard">Capacidad de carga abeja: 20gr polen.</text:p>
      <text:p text:style-name="Standard"/>
      <text:p text:style-name="Standard">Precio kgr miel 7€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12:20:07.42</meta:creation-date>
    <meta:document-statistic meta:table-count="0" meta:image-count="0" meta:object-count="0" meta:page-count="1" meta:paragraph-count="22" meta:word-count="95" meta:character-count="616"/>
    <dc:date>2017-10-20T12:40:02.27</dc:date>
    <meta:editing-duration>PT4M44S</meta:editing-duration>
    <meta:editing-cycles>1</meta:editing-cycles>
    <meta:generator>OpenOffice/4.1.3$Win32 OpenOffice.org_project/413m1$Build-9783</meta:generator>
  </office:meta>
</office:document-meta>
</file>